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float" office:value="0.95899999999999996" table:style-name="ce1">
            <text:p>0,959</text:p>
          </table:table-cell>
          <table:table-cell office:value-type="float" office:value="188.922" table:style-name="ce1">
            <text:p>188,922</text:p>
          </table:table-cell>
          <table:table-cell office:value-type="float" office:value="181.176198" table:formula="of:=[.A1]*[.B1]" table:style-name="ce1">
            <text:p>181,176198</text:p>
          </table:table-cell>
          <table:table-cell table:number-columns-repeated="16381"/>
        </table:table-row>
        <table:table-row table:style-name="ro1">
          <table:table-cell office:value-type="float" office:value="0.02" table:style-name="ce1">
            <text:p>0,02</text:p>
          </table:table-cell>
          <table:table-cell office:value-type="float" office:value="208.12200000000001" table:style-name="ce1">
            <text:p>208,122</text:p>
          </table:table-cell>
          <table:table-cell office:value-type="float" office:value="4.1624400000000001" table:formula="of:=[.A2]*[.B2]" table:style-name="ce1">
            <text:p>4,16244</text:p>
          </table:table-cell>
          <table:table-cell table:number-columns-repeated="16381"/>
        </table:table-row>
        <table:table-row table:style-name="ro1">
          <table:table-cell office:value-type="float" office:value="1.9E-2" table:style-name="ce1">
            <text:p>0,019</text:p>
          </table:table-cell>
          <table:table-cell office:value-type="float" office:value="296.839" table:style-name="ce1">
            <text:p>296,839</text:p>
          </table:table-cell>
          <table:table-cell office:value-type="float" office:value="5.6399409999999994" table:formula="of:=[.A3]*[.B3]" table:style-name="ce1">
            <text:p>5,639941</text:p>
          </table:table-cell>
          <table:table-cell table:number-columns-repeated="16381"/>
        </table:table-row>
        <table:table-row table:style-name="ro1">
          <table:table-cell office:value-type="float" office:value="1.4E-3" table:style-name="ce1">
            <text:p>0,0014</text:p>
          </table:table-cell>
          <table:table-cell office:value-type="float" office:value="259.827" table:style-name="ce1">
            <text:p>259,827</text:p>
          </table:table-cell>
          <table:table-cell office:value-type="float" office:value="0.36375780000000002" table:formula="of:=[.A4]*[.B4]" table:style-name="ce1">
            <text:p>0,3637578</text:p>
          </table:table-cell>
          <table:table-cell table:number-columns-repeated="16381"/>
        </table:table-row>
        <table:table-row table:style-name="ro1">
          <table:table-cell office:value-type="float" office:value="5.9999999999999995E-4" table:style-name="ce1">
            <text:p>0,0006</text:p>
          </table:table-cell>
          <table:table-cell office:value-type="float" office:value="296.839" table:style-name="ce1">
            <text:p>296,839</text:p>
          </table:table-cell>
          <table:table-cell office:value-type="float" office:value="0.1781034" table:formula="of:=[.A5]*[.B5]" table:style-name="ce1">
            <text:p>0,1781034</text:p>
          </table:table-cell>
          <table:table-cell table:number-columns-repeated="16381"/>
        </table:table-row>
        <table:table-row table:style-name="ro1">
          <table:table-cell office:value-type="float" office:value="1" table:formula="of:=SUM([.A1:.A5])" table:style-name="ce1">
            <text:p>1</text:p>
          </table:table-cell>
          <table:table-cell table:style-name="ce1"/>
          <table:table-cell office:value-type="float" office:value="191.5204402" table:formula="of:=SUM([.C1:.C5])" table:style-name="ce1">
            <text:p>191,5204402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jason</meta:initial-creator>
    <dc:creator>jason</dc:creator>
    <meta:creation-date>2016-06-11T16:30:38Z</meta:creation-date>
    <dc:date>2016-06-11T17:29:23Z</dc:date>
    <meta:editing-duration>PT0S</meta:editing-duration>
  </office:meta>
</office:document-meta>
</file>